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C0000010FFA2DD92221EB4C08.png" manifest:media-type="image/png"/>
  <manifest:file-entry manifest:full-path="Pictures/1000000000000377000000E42B26B09882C7F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6.5pt" style:font-size-asian="16.5pt" style:font-size-complex="16.5pt"/>
    </style:style>
    <style:style style:name="P4" style:family="paragraph">
      <loext:graphic-properties draw:fill="none"/>
    </style:style>
    <style:style style:name="T1" style:family="text">
      <style:text-properties fo:font-size="16.5pt" style:font-size-asian="16.5pt" style:font-size-complex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8.268cm" svg:height="4.695cm" svg:x="4.532cm" svg:y="2.6cm">
          <draw:image xlink:href="Pictures/1000000000000377000000E42B26B09882C7F048.png" xlink:type="simple" xlink:show="embed" xlink:actuate="onLoad">
            <text:p/>
          </draw:image>
        </draw:frame>
        <draw:frame draw:style-name="gr1" draw:text-style-name="P1" draw:layer="layout" svg:width="23.805cm" svg:height="4.813cm" svg:x="2cm" svg:y="9.2cm">
          <draw:image xlink:href="Pictures/100000000000053C0000010FFA2DD92221EB4C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Building local unit test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If your unit test has no dependencies or only has simple dependencies on Android, you </text:span><text:span text:style-name="T1">should run your test on a local development machine. This testing approach is efficient </text:span><text:span text:style-name="T1">because it helps you avoid the overhead of loading the target app and unit test code onto a </text:span><text:span text:style-name="T1">physical device or emulator every time your test is run. Consequently, the execution time for </text:span><text:span text:style-name="T1">running your unit test is greatly reduced. With this approach, you normally use a mocking </text:span><text:span text:style-name="T1">framework, like Mockito, to fulfill any dependency relationships.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draw:frame draw:style-name="gr3" draw:text-style-name="P4" draw:layer="layout" svg:width="22.024cm" svg:height="0.963cm" svg:x="3.091cm" svg:y="10.102cm">
          <draw:text-box>
            <text:p>https://developer.android.com/training/testing/unit-testing/local-unit-test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20:25:21.371210971</meta:creation-date>
    <dc:date>2017-11-24T20:43:49.845062389</dc:date>
    <meta:editing-duration>PT8M17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